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6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default-cell-style-name="ce8"/>
        <table:table-column table:style-name="co1" table:default-cell-style-name="ce4"/>
        <table:table-column table:style-name="co1" table:default-cell-style-name="ce16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4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4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5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-0.56512872474488" calcext:value-type="float">
            <text:p>-0.5651287247</text:p>
          </table:table-cell>
          <table:table-cell office:value-type="float" office:value="-2.34011511515679" calcext:value-type="float">
            <text:p>-2.3401151152</text:p>
          </table:table-cell>
          <table:table-cell office:value-type="float" office:value="-2.16493250836005" calcext:value-type="float">
            <text:p>-2.1649325084</text:p>
          </table:table-cell>
          <table:table-cell office:value-type="float" office:value="-0.2920126566065" calcext:value-type="float">
            <text:p>-0.2920126566</text:p>
          </table:table-cell>
          <table:table-cell office:value-type="float" office:value="-0.567549188063943" calcext:value-type="float">
            <text:p>-0.5675491881</text:p>
          </table:table-cell>
          <table:table-cell office:value-type="float" office:value="-0.514059279967831" calcext:value-type="float">
            <text:p>-0.51405928</text:p>
          </table:table-cell>
          <table:table-cell office:value-type="float" office:value="-0.56031436764613" calcext:value-type="float">
            <text:p>-0.5603143676</text:p>
          </table:table-cell>
          <table:table-cell office:value-type="float" office:value="-0.669283723785158" calcext:value-type="float">
            <text:p>-0.6692837238</text:p>
          </table:table-cell>
          <table:table-cell office:value-type="float" office:value="-0.510608582315094" calcext:value-type="float">
            <text:p>-0.5106085823</text:p>
          </table:table-cell>
          <table:table-cell office:value-type="float" office:value="-0.50353770198647" calcext:value-type="float">
            <text:p>-0.503537702</text:p>
          </table:table-cell>
          <table:table-cell office:value-type="float" office:value="-0.566369468250583" calcext:value-type="float">
            <text:p>-0.5663694683</text:p>
          </table:table-cell>
          <table:table-cell office:value-type="float" office:value="-0.504528963648255" calcext:value-type="float">
            <text:p>-0.5045289636</text:p>
          </table:table-cell>
          <table:table-cell office:value-type="float" office:value="-0.305031701680451" calcext:value-type="float">
            <text:p>-0.3050317017</text:p>
          </table:table-cell>
          <table:table-cell office:value-type="float" office:value="-0.555898105673083" calcext:value-type="float">
            <text:p>-0.5558981057</text:p>
          </table:table-cell>
          <table:table-cell office:value-type="float" office:value="-0.508404821324325" calcext:value-type="float">
            <text:p>-0.5084048213</text:p>
          </table:table-cell>
          <table:table-cell office:value-type="float" office:value="-0.287886939069902" calcext:value-type="float">
            <text:p>-0.2878869391</text:p>
          </table:table-cell>
          <table:table-cell office:value-type="float" office:value="-0.567347934512333" calcext:value-type="float">
            <text:p>-0.5673479345</text:p>
          </table:table-cell>
          <table:table-cell office:value-type="float" office:value="-0.511004312035676" calcext:value-type="float">
            <text:p>-0.511004312</text:p>
          </table:table-cell>
          <table:table-cell office:value-type="float" office:value="-0.282077114314936" calcext:value-type="float">
            <text:p>-0.2820771143</text:p>
          </table:table-cell>
          <table:table-cell office:value-type="float" office:value="-0.555648043857422" calcext:value-type="float">
            <text:p>-0.5556480439</text:p>
          </table:table-cell>
          <table:table-cell office:value-type="float" office:value="-0.513801380507296" calcext:value-type="float">
            <text:p>-0.51380138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7" office:value-type="string" calcext:value-type="string">
            <text:p>4.9E-3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0.65844404845272" calcext:value-type="float">
            <text:p>-0.6584440485</text:p>
          </table:table-cell>
          <table:table-cell office:value-type="float" office:value="-3.84344934669093" calcext:value-type="float">
            <text:p>-3.8434493467</text:p>
          </table:table-cell>
          <table:table-cell office:value-type="float" office:value="-4.82055766014295" calcext:value-type="float">
            <text:p>-4.8205576601</text:p>
          </table:table-cell>
          <table:table-cell office:value-type="float" office:value="-0.358761114040386" calcext:value-type="float">
            <text:p>-0.358761114</text:p>
          </table:table-cell>
          <table:table-cell office:value-type="float" office:value="-0.618470053124229" calcext:value-type="float">
            <text:p>-0.6184700531</text:p>
          </table:table-cell>
          <table:table-cell office:value-type="float" office:value="-0.552201849842424" calcext:value-type="float">
            <text:p>-0.5522018498</text:p>
          </table:table-cell>
          <table:table-cell office:value-type="float" office:value="-0.658041291599377" calcext:value-type="float">
            <text:p>-0.6580412916</text:p>
          </table:table-cell>
          <table:table-cell office:value-type="float" office:value="-1.02926157464573" calcext:value-type="float">
            <text:p>-1.0292615746</text:p>
          </table:table-cell>
          <table:table-cell office:value-type="float" office:value="-0.560058201903118" calcext:value-type="float">
            <text:p>-0.5600582019</text:p>
          </table:table-cell>
          <table:table-cell office:value-type="float" office:value="-0.657088040581669" calcext:value-type="float">
            <text:p>-0.6570880406</text:p>
          </table:table-cell>
          <table:table-cell office:value-type="float" office:value="-0.633320925212169" calcext:value-type="float">
            <text:p>-0.6333209252</text:p>
          </table:table-cell>
          <table:table-cell office:value-type="float" office:value="-0.557413439893957" calcext:value-type="float">
            <text:p>-0.5574134399</text:p>
          </table:table-cell>
          <table:table-cell office:value-type="float" office:value="-0.572001260306049" calcext:value-type="float">
            <text:p>-0.5720012603</text:p>
          </table:table-cell>
          <table:table-cell office:value-type="float" office:value="-0.615607837933269" calcext:value-type="float">
            <text:p>-0.6156078379</text:p>
          </table:table-cell>
          <table:table-cell office:value-type="float" office:value="-0.554661151402425" calcext:value-type="float">
            <text:p>-0.5546611514</text:p>
          </table:table-cell>
          <table:table-cell office:value-type="float" office:value="-0.394341266948653" calcext:value-type="float">
            <text:p>-0.3943412669</text:p>
          </table:table-cell>
          <table:table-cell office:value-type="float" office:value="-0.629266413302932" calcext:value-type="float">
            <text:p>-0.6292664133</text:p>
          </table:table-cell>
          <table:table-cell office:value-type="float" office:value="-0.555713597648712" calcext:value-type="float">
            <text:p>-0.5557135976</text:p>
          </table:table-cell>
          <table:table-cell office:value-type="float" office:value="-0.340382426677605" calcext:value-type="float">
            <text:p>-0.3403824267</text:p>
          </table:table-cell>
          <table:table-cell office:value-type="float" office:value="-0.689913632323671" calcext:value-type="float">
            <text:p>-0.6899136323</text:p>
          </table:table-cell>
          <table:table-cell office:value-type="float" office:value="-0.554041369034033" calcext:value-type="float">
            <text:p>-0.5540413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591481894788086" calcext:value-type="float">
            <text:p>0.0591481895</text:p>
          </table:table-cell>
          <table:table-cell office:value-type="float" office:value="0.771570068101292" calcext:value-type="float">
            <text:p>0.7715700681</text:p>
          </table:table-cell>
          <table:table-cell office:value-type="float" office:value="0.852310124730581" calcext:value-type="float">
            <text:p>0.8523101247</text:p>
          </table:table-cell>
          <table:table-cell office:value-type="float" office:value="0.0387757303893005" calcext:value-type="float">
            <text:p>0.0387757304</text:p>
          </table:table-cell>
          <table:table-cell office:value-type="float" office:value="0.0232149647034363" calcext:value-type="float">
            <text:p>0.0232149647</text:p>
          </table:table-cell>
          <table:table-cell office:value-type="float" office:value="0.0209599975557407" calcext:value-type="float">
            <text:p>0.0209599976</text:p>
          </table:table-cell>
          <table:table-cell office:value-type="float" office:value="0.0851016072847417" calcext:value-type="float">
            <text:p>0.0851016073</text:p>
          </table:table-cell>
          <table:table-cell office:value-type="float" office:value="0.134767097747958" calcext:value-type="float">
            <text:p>0.1347670977</text:p>
          </table:table-cell>
          <table:table-cell office:value-type="float" office:value="0.0251818114525511" calcext:value-type="float">
            <text:p>0.0251818115</text:p>
          </table:table-cell>
          <table:table-cell office:value-type="float" office:value="0.108701668814908" calcext:value-type="float">
            <text:p>0.1087016688</text:p>
          </table:table-cell>
          <table:table-cell office:value-type="float" office:value="0.0381279952742802" calcext:value-type="float">
            <text:p>0.0381279953</text:p>
          </table:table-cell>
          <table:table-cell office:value-type="float" office:value="0.0205768048740686" calcext:value-type="float">
            <text:p>0.0205768049</text:p>
          </table:table-cell>
          <table:table-cell office:value-type="float" office:value="0.0654072500466118" calcext:value-type="float">
            <text:p>0.06540725</text:p>
          </table:table-cell>
          <table:table-cell office:value-type="float" office:value="0.0292993130046169" calcext:value-type="float">
            <text:p>0.029299313</text:p>
          </table:table-cell>
          <table:table-cell office:value-type="float" office:value="0.0264307905660674" calcext:value-type="float">
            <text:p>0.0264307906</text:p>
          </table:table-cell>
          <table:table-cell office:value-type="float" office:value="0.0434425192283051" calcext:value-type="float">
            <text:p>0.0434425192</text:p>
          </table:table-cell>
          <table:table-cell office:value-type="float" office:value="0.0335666897244517" calcext:value-type="float">
            <text:p>0.0335666897</text:p>
          </table:table-cell>
          <table:table-cell office:value-type="float" office:value="0.0205555027521452" calcext:value-type="float">
            <text:p>0.0205555028</text:p>
          </table:table-cell>
          <table:table-cell office:value-type="float" office:value="0.0310547266523662" calcext:value-type="float">
            <text:p>0.0310547267</text:p>
          </table:table-cell>
          <table:table-cell office:value-type="float" office:value="0.0421850904370955" calcext:value-type="float">
            <text:p>0.0421850904</text:p>
          </table:table-cell>
          <table:table-cell office:value-type="float" office:value="0.0199590603037629" calcext:value-type="float">
            <text:p>0.0199590603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0"/>
          <table:table-cell table:style-name="ce12"/>
          <table:table-cell table:style-name="ce18"/>
          <table:table-cell table:style-name="ce12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3709259607525" calcext:value-type="float">
            <text:p>0.2370925961</text:p>
          </table:table-cell>
          <table:table-cell office:value-type="float" office:value="0.374998374151481" calcext:value-type="float">
            <text:p>0.3749983742</text:p>
          </table:table-cell>
          <table:table-cell office:value-type="float" office:value="0.374999999999874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228104810096" calcext:value-type="float">
            <text:p>0.2422810481</text:p>
          </table:table-cell>
          <table:table-cell office:value-type="float" office:value="0.175182799052669" calcext:value-type="float">
            <text:p>0.1751827991</text:p>
          </table:table-cell>
          <table:table-cell office:value-type="float" office:value="0.00201092070301945" calcext:value-type="float">
            <text:p>0.0020109207</text:p>
          </table:table-cell>
          <table:table-cell office:value-type="float" office:value="0.177101238732356" calcext:value-type="float">
            <text:p>0.1771012387</text:p>
          </table:table-cell>
          <table:table-cell office:value-type="float" office:value="0.00663946007077035" calcext:value-type="float">
            <text:p>0.0066394601</text:p>
          </table:table-cell>
          <table:table-cell office:value-type="float" office:value="0" calcext:value-type="float">
            <text:p>0</text:p>
          </table:table-cell>
          <table:table-cell office:value-type="float" office:value="0.0180531931845126" calcext:value-type="float">
            <text:p>0.0180531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726762892814" calcext:value-type="float">
            <text:p>0.019572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530148149684" calcext:value-type="float">
            <text:p>0.0112530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309046612998549" calcext:value-type="float">
            <text:p>0.309046613</text:p>
          </table:table-cell>
          <table:table-cell office:value-type="float" office:value="0.375000073609161" calcext:value-type="float">
            <text:p>0.3750000736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785638116784" calcext:value-type="float">
            <text:p>0.3107856381</text:p>
          </table:table-cell>
          <table:table-cell office:value-type="float" office:value="0.375061228714501" calcext:value-type="float">
            <text:p>0.3750612287</text:p>
          </table:table-cell>
          <table:table-cell office:value-type="float" office:value="0" calcext:value-type="float">
            <text:p>0</text:p>
          </table:table-cell>
          <table:table-cell office:value-type="float" office:value="0.308655940371044" calcext:value-type="float">
            <text:p>0.308655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440550849472" calcext:value-type="float">
            <text:p>0.218440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642134144011" calcext:value-type="float">
            <text:p>0.26364213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 office:value-type="float" office:value="0.0563141558565564" calcext:value-type="float">
            <text:p>0.0563141559</text:p>
          </table:table-cell>
          <table:table-cell table:style-name="ce13" office:value-type="float" office:value="0.0000248349848497356" calcext:value-type="float">
            <text:p>2.48E-005</text:p>
          </table:table-cell>
          <table:table-cell table:style-name="ce19" office:value-type="float" office:value="0.000000000000661087159658045" calcext:value-type="float">
            <text:p>6.61E-013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.0677946413023224" calcext:value-type="float">
            <text:p>0.0677946413</text:p>
          </table:table-cell>
          <table:table-cell table:style-name="ce2" office:value-type="float" office:value="0.15471331249155" calcext:value-type="float">
            <text:p>0.1547133125</text:p>
          </table:table-cell>
          <table:table-cell table:style-name="ce15" office:value-type="float" office:value="0.011014266303979" calcext:value-type="float">
            <text:p>0.0110142663</text:p>
          </table:table-cell>
          <table:table-cell table:style-name="ce7" office:value-type="float" office:value="0.0879990984072595" calcext:value-type="float">
            <text:p>0.0879990984</text:p>
          </table:table-cell>
          <table:table-cell table:style-name="ce2" office:value-type="float" office:value="0.0191159081645077" calcext:value-type="float">
            <text:p>0.0191159082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.0617502383097355" calcext:value-type="float">
            <text:p>0.0617502383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.0573119970532047" calcext:value-type="float">
            <text:p>0.057311997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.0435843308294191" calcext:value-type="float">
            <text:p>0.043584330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iolation Min and Max are tied to Fitness Min and Max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 style:data-style-name="N2" text:time-value="0000-00-00T00:00:03.47947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4T14:31:08.187357790</dc:date>
    <dc:creator>Francois </dc:creator>
    <meta:editing-duration>PT17M7S</meta:editing-duration>
    <meta:editing-cycles>5</meta:editing-cycles>
    <meta:document-statistic meta:table-count="1" meta:cell-count="207" meta:object-count="0"/>
  </office:meta>
</office:document-meta>
</file>